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1">
      <style:text-properties style:language-asian="ja" style:country-asian="JP"/>
    </style:style>
    <style:style style:name="P3" style:family="paragraph" style:parent-style-name="Text_20_body">
      <style:text-properties style:language-asian="ja" style:country-asian="JP"/>
    </style:style>
    <style:style style:name="P4" style:family="paragraph" style:parent-style-name="Text_20_body" style:list-style-name="L1">
      <style:text-properties style:language-asian="ja" style:country-asian="JP"/>
    </style:style>
    <style:style style:name="P5" style:family="paragraph" style:parent-style-name="Text_20_body" style:list-style-name="L4">
      <style:text-properties style:language-asian="ja" style:country-asian="JP"/>
    </style:style>
    <style:style style:name="P6" style:family="paragraph" style:parent-style-name="Text_20_body" style:list-style-name="L5">
      <style:text-properties style:language-asian="ja" style:country-asian="JP"/>
    </style:style>
    <style:style style:name="P7" style:family="paragraph" style:parent-style-name="Text_20_body" style:list-style-name="L6">
      <style:text-properties style:language-asian="ja" style:country-asian="JP"/>
    </style:style>
    <style:style style:name="P8" style:family="paragraph" style:parent-style-name="Text_20_body" style:list-style-name="L7">
      <style:text-properties style:language-asian="ja" style:country-asian="JP"/>
    </style:style>
    <style:style style:name="P9" style:family="paragraph" style:parent-style-name="Text_20_body" style:list-style-name="L10">
      <style:text-properties style:language-asian="ja" style:country-asian="JP"/>
    </style:style>
    <style:style style:name="P10" style:family="paragraph" style:parent-style-name="Text_20_body" style:list-style-name="L11">
      <style:text-properties style:language-asian="ja" style:country-asian="JP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5"/>
    <style:style style:name="P14" style:family="paragraph" style:parent-style-name="Text_20_body" style:list-style-name="L8">
      <style:text-properties style:text-underline-style="none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dmGen06</text:p>
      <text:h text:style-name="P2" text:outline-level="1">About EdmGen06</text:h>
      <text:p text:style-name="P1">EdmGen06 is alternative one to EdmGen written by MS.</text:p>
      <text:p text:style-name="P1">It can build schema edmx(ssdl/msl/csdl) files from database (e.g. your PostgreSQL server instance).</text:p>
      <text:h text:style-name="P2" text:outline-level="1">Availability</text:h>
      <text:p text:style-name="Text_20_body">Source code: <text:a xlink:type="simple" xlink:href="https://github.com/kenjiuno/EdmGen06/releases">https://github.com/kenjiuno/EdmGen06/releases</text:a></text:p>
      <text:h text:style-name="P2" text:outline-level="1">EdmGen06 for Npgsql</text:h>
      <text:p text:style-name="P1">Runs on:</text:p>
      <text:list xml:id="list21708381" text:style-name="L1">
        <text:list-item>
          <text:p text:style-name="P4">Microsoft .NET Framework 4.5</text:p>
        </text:list-item>
        <text:list-item>
          <text:p text:style-name="P4">Entity Framework 6.0</text:p>
        </text:list-item>
      </text:list>
      <text:p text:style-name="P1">Features:</text:p>
      <text:list xml:id="list21751392" text:style-name="L10">
        <text:list-item>
          <text:p text:style-name="P9">EFModelGen (Generate .edmx file from PostgreSQL database)</text:p>
        </text:list-item>
        <text:list-item>
          <text:p text:style-name="P9">EFCodeFirstGen (Generate .cs file from .edmx)</text:p>
        </text:list-item>
      </text:list>
      <text:p text:style-name="P1">Generate .edmx file:</text:p>
      <text:list xml:id="list21754077" text:style-name="L11">
        <text:list-item>
          <text:p text:style-name="P10">Run <text:span text:style-name="T2">EFv60\EdmGen06UI.exe</text:span>.</text:p>
        </text:list-item>
        <text:list-item>
          <text:p text:style-name="P10">At [EFModelGen]</text:p>
        </text:list-item>
        <text:list-item>
          <text:p text:style-name="P10">Fill [Npgsql ConnectionString], [providerName], [modelName], [targetSchema], and [ver].</text:p>
        </text:list-item>
        <text:list-item>
          <text:p text:style-name="P10">Click [Run].</text:p>
        </text:list-item>
        <text:list-item>
          <text:p text:style-name="P10">Get .edmx file.</text:p>
        </text:list-item>
      </text:list>
      <text:p text:style-name="P1">Generate .cs file:</text:p>
      <text:list xml:id="list22245020" text:continue-numbering="true" text:style-name="L11">
        <text:list-item>
          <text:p text:style-name="P10">At [EFCodeFirstGen]</text:p>
        </text:list-item>
        <text:list-item>
          <text:p text:style-name="P10">Fill [input.edmx], [output.cs], and [generator]</text:p>
        </text:list-item>
        <text:list-item>
          <text:p text:style-name="P10">Click [Run].</text:p>
        </text:list-item>
        <text:list-item>
          <text:p text:style-name="P10">Get .cs file.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3S</meta:editing-duration>
    <meta:editing-cycles>20</meta:editing-cycles>
    <meta:generator>LibreOffice/3.5$Windows_x86 LibreOffice_project/281b639-6baa1d3-ef66a77-d866f25-f36d45f</meta:generator>
    <dc:date>2015-11-09T02:06:56.75</dc:date>
    <meta:document-statistic meta:table-count="0" meta:image-count="0" meta:object-count="0" meta:page-count="1" meta:paragraph-count="24" meta:word-count="103" meta:character-count="725" meta:non-whitespace-character-count="659"/>
    <meta:user-defined meta:name="Info 1"/>
    <meta:user-defined meta:name="Info 2"/>
    <meta:user-defined meta:name="Info 3"/>
    <meta:user-defined meta:name="Info 4"/>
  </office:meta>
</office:document-meta>
</file>